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e0dbf" officeooo:paragraph-rsid="001e0d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5T12:50:03.76900000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0.2.2$Windows_X86_64 LibreOffice_project/8349ace3c3162073abd90d81fd06dcfb6b36b994</meta:generator>
  </office:meta>
</office:document-meta>
</file>